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2.903cm" style:rel-column-width="1646*"/>
    </style:style>
    <style:style style:name="Tabla1.B" style:family="table-column">
      <style:table-column-properties style:column-width="6.597cm" style:rel-column-width="3740*"/>
    </style:style>
    <style:style style:name="Tabla1.C" style:family="table-column">
      <style:table-column-properties style:column-width="2.81cm" style:rel-column-width="1593*"/>
    </style:style>
    <style:style style:name="Tabla1.D" style:family="table-column">
      <style:table-column-properties style:column-width="6.69cm" style:rel-column-width="379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e4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42e" officeooo:paragraph-rsid="000ee4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42e" officeooo:paragraph-rsid="0011b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e42e" officeooo:paragraph-rsid="000ee4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e42e" officeooo:paragraph-rsid="0011b7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e42e" officeooo:paragraph-rsid="001283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e4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f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b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42e" officeooo:paragraph-rsid="000ee4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3aa" officeooo:paragraph-rsid="000ff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b7fc" officeooo:paragraph-rsid="0011b7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e42e" officeooo:paragraph-rsid="000ee4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f3aa" officeooo:paragraph-rsid="000ff3a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ff3a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1b7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b7fc" officeooo:paragraph-rsid="0011b7f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ee42e"/>
    </style:style>
    <style:style style:name="T2" style:family="text">
      <style:text-properties officeooo:rsid="0011b7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 table:template-name="Estilo predeterminado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C1" table:number-columns-spanned="2" office:value-type="string">
            <text:p text:style-name="P5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  <table:table-row table:style-name="Tabla1.1">
          <table:table-cell table:style-name="Tabla1.A2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D2" table:number-columns-spanned="2" office:value-type="string">
            <text:p text:style-name="P5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 table:style-name="Tabla1.1"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  <table:table-row table:style-name="Tabla1.1">
          <table:table-cell table:style-name="Tabla1.A2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D2" table:number-columns-spanned="2" office:value-type="string">
            <text:p text:style-name="P5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 table:style-name="Tabla1.1"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  <table:table-row table:style-name="Tabla1.1">
          <table:table-cell table:style-name="Tabla1.A2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D2" table:number-columns-spanned="2" office:value-type="string">
            <text:p text:style-name="P5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 table:style-name="Tabla1.1"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  <table:table-row table:style-name="Tabla1.1">
          <table:table-cell table:style-name="Tabla1.A2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D2" table:number-columns-spanned="2" office:value-type="string">
            <text:p text:style-name="P5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 table:style-name="Tabla1.1"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  <table:table-row table:style-name="Tabla1.1">
          <table:table-cell table:style-name="Tabla1.A2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D2" table:number-columns-spanned="2" office:value-type="string">
            <text:p text:style-name="P5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 table:style-name="Tabla1.1"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  <table:table-row table:style-name="Tabla1.1">
          <table:table-cell table:style-name="Tabla1.A2" table:number-columns-spanned="2" office:value-type="string">
            <text:p text:style-name="P4">Error<text:span text:style-name="T2">es que en todo los casos suponen un reto de soldadura</text:span></text:p>
          </table:table-cell>
          <table:covered-table-cell/>
          <table:table-cell table:style-name="Tabla1.D2" table:number-columns-spanned="2" office:value-type="string">
            <text:p text:style-name="P6">Error<text:span text:style-name="T2">es que en todo los casos suponen un reto de soldadura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A2" office:value-type="string">
            <text:p text:style-name="P14">Se diseña con encapsulado SOD-123</text:p>
            <text:p text:style-name="P15">Encapsulado real DO-214AC (SMA)</text:p>
          </table:table-cell>
          <table:table-cell table:style-name="Tabla1.A2" office:value-type="string">
            <text:p text:style-name="P7">D1</text:p>
            <text:p text:style-name="P7">MBRA140</text:p>
          </table:table-cell>
          <table:table-cell table:style-name="Tabla1.D2" office:value-type="string">
            <text:p text:style-name="P14">Se diseña con encapsulado SOD-123</text:p>
            <text:p text:style-name="P15">Encapsulado real DO-214AC (SMA)</text:p>
          </table:table-cell>
        </table:table-row>
        <table:table-row table:style-name="Tabla1.1"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A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  <table:table-cell table:style-name="Tabla1.A2" office:value-type="string">
            <text:p text:style-name="P7">U2</text:p>
            <text:p text:style-name="P7">ATTINY85</text:p>
          </table:table-cell>
          <table:table-cell table:style-name="Tabla1.D2" office:value-type="string">
            <text:p text:style-name="P16"><text:span text:style-name="T1">Se diseña con encapsulado </text:span>SOIC-8</text:p>
            <text:p text:style-name="P15">Encapsulado real <text:span text:style-name="T2">EIAJ (8S2)</text:span></text:p>
          </table:table-cell>
        </table:table-row>
        <table:table-row table:style-name="Tabla1.1"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A2" office:value-type="string">
            <text:p text:style-name="P17"><text:span text:style-name="T1">Se diseña con pitch 2,54mm</text:span></text:p>
            <text:p text:style-name="P18">Se compra con pitch 2 mm</text:p>
          </table:table-cell>
          <table:table-cell table:style-name="Tabla1.A2" office:value-type="string">
            <text:p text:style-name="P7">J2, J3 <text:span text:style-name="T1">y J5</text:span></text:p>
            <text:p text:style-name="P7">CONN_01X03</text:p>
          </table:table-cell>
          <table:table-cell table:style-name="Tabla1.D2" office:value-type="string">
            <text:p text:style-name="P17"><text:span text:style-name="T1">Se diseña con pitch 2,54mm</text:span></text:p>
            <text:p text:style-name="P18">Se compra con pitch 2 mm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9:09:06.555000000</meta:creation-date>
    <dc:date>2018-04-04T09:48:00.749000000</dc:date>
    <meta:editing-duration>PT6M12S</meta:editing-duration>
    <meta:editing-cycles>1</meta:editing-cycles>
    <meta:document-statistic meta:table-count="1" meta:image-count="0" meta:object-count="0" meta:page-count="1" meta:paragraph-count="182" meta:word-count="686" meta:character-count="3794" meta:non-whitespace-character-count="3290"/>
    <meta:generator>LibreOffice/6.0.0.3$Windows_x86 LibreOffice_project/64a0f66915f38c6217de274f0aa8e15618924765</meta:generator>
  </office:meta>
</office:document-meta>
</file>